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officeooo:rsid="001ee8b8" officeooo:paragraph-rsid="001ee8b8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justify" style:justify-single-word="false"/>
      <style:text-properties officeooo:rsid="0023156d" officeooo:paragraph-rsid="0023156d"/>
    </style:style>
    <style:style style:name="P3" style:family="paragraph" style:parent-style-name="Standard">
      <style:paragraph-properties fo:text-align="justify" style:justify-single-word="false"/>
      <style:text-properties officeooo:rsid="0023156d" officeooo:paragraph-rsid="0026ac5c"/>
    </style:style>
    <style:style style:name="P4" style:family="paragraph" style:parent-style-name="Standard">
      <style:paragraph-properties fo:text-align="justify" style:justify-single-word="false"/>
      <style:text-properties officeooo:rsid="0023156d" officeooo:paragraph-rsid="002b0b1a"/>
    </style:style>
    <style:style style:name="P5" style:family="paragraph" style:parent-style-name="Standard">
      <style:paragraph-properties fo:text-align="justify" style:justify-single-word="false"/>
      <style:text-properties officeooo:rsid="0023156d" officeooo:paragraph-rsid="002ce5aa"/>
    </style:style>
    <style:style style:name="P6" style:family="paragraph" style:parent-style-name="Standard">
      <style:paragraph-properties fo:text-align="justify" style:justify-single-word="false"/>
      <style:text-properties officeooo:rsid="0023156d" officeooo:paragraph-rsid="00323c47"/>
    </style:style>
    <style:style style:name="P7" style:family="paragraph" style:parent-style-name="Standard">
      <style:paragraph-properties fo:text-align="justify" style:justify-single-word="false"/>
      <style:text-properties officeooo:rsid="0023156d" officeooo:paragraph-rsid="0034cbb8"/>
    </style:style>
    <style:style style:name="P8" style:family="paragraph" style:parent-style-name="Standard">
      <style:paragraph-properties fo:text-align="justify" style:justify-single-word="false"/>
      <style:text-properties officeooo:rsid="0023156d" officeooo:paragraph-rsid="00365d43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ee8b8" officeooo:paragraph-rsid="001ee8b8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0efef" officeooo:paragraph-rsid="0020efe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3156d" officeooo:paragraph-rsid="0023156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1ee8b8" officeooo:paragraph-rsid="001ee8b8"/>
    </style:style>
    <style:style style:name="P13" style:family="paragraph" style:parent-style-name="Standard">
      <style:paragraph-properties fo:text-align="justify" style:justify-single-word="false"/>
      <style:text-properties officeooo:rsid="0020efef" officeooo:paragraph-rsid="0020efef"/>
    </style:style>
    <style:style style:name="P14" style:family="paragraph" style:parent-style-name="Standard">
      <style:paragraph-properties fo:text-align="justify" style:justify-single-word="false"/>
      <style:text-properties officeooo:rsid="0020efef" officeooo:paragraph-rsid="00386b89"/>
    </style:style>
    <style:style style:name="P15" style:family="paragraph" style:parent-style-name="Standard">
      <style:paragraph-properties fo:text-align="justify" style:justify-single-word="false"/>
      <style:text-properties officeooo:rsid="0020efef" officeooo:paragraph-rsid="00419123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3156d" officeooo:paragraph-rsid="0023156d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3ef18d" officeooo:paragraph-rsid="003ef18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433f28" officeooo:paragraph-rsid="00433f28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3ef18d" officeooo:paragraph-rsid="003ef18d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rsid="003fc9b0" officeooo:paragraph-rsid="003fc9b0"/>
    </style:style>
    <style:style style:name="P21" style:family="paragraph" style:parent-style-name="Standard">
      <style:paragraph-properties fo:text-align="justify" style:justify-single-word="false"/>
      <style:text-properties officeooo:rsid="00419123" officeooo:paragraph-rsid="00419123"/>
    </style:style>
    <style:style style:name="T1" style:family="text">
      <style:text-properties officeooo:rsid="0020efe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4c4ac" style:font-style-asian="italic" style:font-style-complex="italic"/>
    </style:style>
    <style:style style:name="T4" style:family="text">
      <style:text-properties fo:font-style="italic" officeooo:rsid="00419123" style:font-style-asian="italic" style:font-style-complex="italic"/>
    </style:style>
    <style:style style:name="T5" style:family="text">
      <style:text-properties fo:font-style="italic" officeooo:rsid="0034cbb8" style:font-style-asian="italic" style:font-style-complex="italic"/>
    </style:style>
    <style:style style:name="T6" style:family="text">
      <style:text-properties fo:font-style="italic" fo:font-weight="bold" officeooo:rsid="0034cbb8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386b89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433f28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6ac5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e2c95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0efef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4c4a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ce5aa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0199d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323c47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4cbb8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b4ba6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65d43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380063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86b89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ef18d" style:font-style-asian="italic" style:font-weight-asian="normal" style:font-style-complex="italic" style:font-weight-complex="normal"/>
    </style:style>
    <style:style style:name="T23" style:family="text">
      <style:text-properties officeooo:rsid="0023156d"/>
    </style:style>
    <style:style style:name="T24" style:family="text">
      <style:text-properties officeooo:rsid="0024c4ac"/>
    </style:style>
    <style:style style:name="T25" style:family="text">
      <style:text-properties fo:font-weight="bold" officeooo:rsid="00386b89" style:font-weight-asian="bold" style:font-weight-complex="bold"/>
    </style:style>
    <style:style style:name="T26" style:family="text">
      <style:text-properties officeooo:rsid="0026ac5c"/>
    </style:style>
    <style:style style:name="T27" style:family="text">
      <style:text-properties fo:font-size="8pt" officeooo:rsid="0026ac5c" style:font-size-asian="8pt" style:font-size-complex="8pt"/>
    </style:style>
    <style:style style:name="T28" style:family="text">
      <style:text-properties fo:font-style="normal" fo:font-weight="normal" officeooo:rsid="002b0b1a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ce5aa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e2c9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0199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14b2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4cbb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0efef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d41ae" style:font-style-asian="normal" style:font-weight-asian="normal" style:font-style-complex="normal" style:font-weight-complex="normal"/>
    </style:style>
    <style:style style:name="T36" style:family="text">
      <style:text-properties officeooo:rsid="00386b89"/>
    </style:style>
    <style:style style:name="T37" style:family="text">
      <style:text-properties officeooo:rsid="003d41ae"/>
    </style:style>
    <style:style style:name="T38" style:family="text">
      <style:text-properties style:text-position="super 58%"/>
    </style:style>
    <style:style style:name="T39" style:family="text">
      <style:text-properties officeooo:rsid="004191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.- Descargar los 8 primeros ficheros de proteínas anotadas.</text:p>
      <text:p text:style-name="P12"/>
      <text:p text:style-name="P12"><text:tab/><text:span text:style-name="T1">1.1.- Se genera un </text:span><text:span text:style-name="T34">archivo, con vi, “</text:span><text:span text:style-name="T12">protfiles.txt</text:span><text:span text:style-name="T34">” que contiene las ftp’s a descargar.</text:span></text:p>
      <text:p text:style-name="P12"><text:tab/><text:span text:style-name="T1">1.2.- Se utiliza: </text:span><text:span text:style-name="T12">wget -i protfiles.txt</text:span></text:p>
      <text:p text:style-name="P12"><text:tab/><text:span text:style-name="T1">1.3.- Se comprueba que se han descargado.</text:span></text:p>
      <text:p text:style-name="P12"><text:tab/><text:span text:style-name="T1">1.4.- Se descomprimen los archivos con: </text:span><text:span text:style-name="T12">for x in *.gz; do gunzip $x; done</text:span></text:p>
      <text:p text:style-name="P12"><text:tab/><text:span text:style-name="T1">1.5.- Se comprueba que se han <text:s/>descomprimido.</text:span></text:p>
      <text:p text:style-name="P12"/>
      <text:p text:style-name="P10">2.- Programa en Python.</text:p>
      <text:p text:style-name="P21"/>
      <text:p text:style-name="P13"><text:tab/><text:span text:style-name="T23">Ejercicio_BIGDATA.py</text:span></text:p>
      <text:p text:style-name="P13"><text:tab/><text:span text:style-name="T23">No tiene excepciones...pero parece que funciona.</text:span></text:p>
      <text:p text:style-name="P13"/>
      <text:p text:style-name="P15"><text:tab/><text:span text:style-name="T39">Entrada: </text:span><text:span text:style-name="T4">python Ejercicio_BIGDATA.py protozoa.1.protein.gpff protozoa.1[0-9].protein.gpff</text:span></text:p>
      <text:p text:style-name="P13"/>
      <text:p text:style-name="P11">3.- BLAST.</text:p>
      <text:p text:style-name="P2">--------------------------------------------------------------------------<text:span text:style-name="T37">esto no es evaluable:</text:span></text:p>
      <text:p text:style-name="P2"><text:tab/><text:span text:style-name="T24">Por comodidad se instala NCBI Blast + mediante: </text:span></text:p>
      <text:p text:style-name="P2"><text:tab/><text:tab/><text:span text:style-name="T13">apt-get update</text:span></text:p>
      <text:p text:style-name="P16"><text:tab/><text:tab/><text:span text:style-name="T3">apt-get install ncbi-blast+</text:span></text:p>
      <text:p text:style-name="P2"/>
      <text:p text:style-name="P2"><text:tab/><text:span text:style-name="T24">Se comprueba la instalación mediante:</text:span></text:p>
      <text:p text:style-name="P2"><text:tab/><text:tab/><text:span text:style-name="T13">blastp -h</text:span></text:p>
      <text:p text:style-name="P2"><text:tab/><text:span text:style-name="T24">Se formatea el fichero de secuencias fasta (sequences.fasta) con:</text:span></text:p>
      <text:p text:style-name="P2"><text:tab/><text:tab/><text:span text:style-name="T10">makeblastdb -in sequences.fasta -dbtype proteínas</text:span></text:p>
      <text:p text:style-name="P2"><text:tab/></text:p>
      <text:p text:style-name="P3"><text:tab/><text:span text:style-name="T26">Se encuentran varios problemas por lo que es necesario acudir a información sobre formato de los ficheros fasta (</text:span><text:a xlink:type="simple" xlink:href="https://blast.ncbi.nlm.nih.gov/Blast.cgi?CMD=Web&amp;PAGE_TYPE=BlastDocs&amp;DOC_TYPE=BlastHelp" text:style-name="Internet_20_link" text:visited-style-name="Visited_20_Internet_20_Link"><text:span text:style-name="T27">https://blast.ncbi.nlm.nih.gov/Blast.cgi?CMD=Web&amp;PAGE_TYPE=BlastDocs&amp;DOC_TYPE=BlastHelp</text:span></text:a><text:span text:style-name="T26">), y modificando el programa para cumplir con las especificaciones (se elimina encabezado informativo del fichero, se eliminan lineas en blanco, se restringen a 80 caracteres las líneas de secuencia).</text:span></text:p>
      <text:p text:style-name="P3"><text:tab/></text:p>
      <text:p text:style-name="P3"><text:tab/><text:span text:style-name="T26">Vuelven a introducirse </text:span><text:span text:style-name="T10">makeblastdb -in sequences.fasta -dbtype prot</text:span></text:p>
      <text:p text:style-name="P4"><text:span text:style-name="T28"/></text:p>
      <text:p text:style-name="P5"><text:span text:style-name="T28"><text:tab/></text:span><text:span text:style-name="T29">Descargamos archivo protozoa.17.protein.gpff (</text:span><text:span text:style-name="T14">wget </text:span><text:a xlink:type="simple" xlink:href="ftp://ftp.ncbi.nlm.nih.gov/refseq/release/protozoa/protozoa.17.protein.gpff.gz" text:style-name="Internet_20_link" text:visited-style-name="Visited_20_Internet_20_Link"><text:span text:style-name="T14">ftp://ftp.ncbi.nlm.nih.gov/refseq/release/protozoa/protozoa.17.protein.gpff.gz</text:span></text:a><text:span text:style-name="T29">) para hacer un archivo fasta con una proteína query real.</text:span></text:p>
      <text:p text:style-name="P5"><text:span text:style-name="T29"/></text:p>
      <text:p text:style-name="P5"><text:span text:style-name="T29"><text:tab/></text:span><text:span text:style-name="T30">Hacemos un fichero de consulta </text:span><text:span text:style-name="T31">(</text:span><text:span text:style-name="T11">vi consulta.fa</text:span><text:span text:style-name="T15">s</text:span><text:span text:style-name="T31">) y escribimos en formato fasta la secuencia de la primera proteína que aparece en protozoa.17.protein.gpff.</text:span></text:p>
      <text:p text:style-name="P5"><text:span text:style-name="T31"/></text:p>
      <text:p text:style-name="P5"><text:span text:style-name="T31"><text:tab/></text:span><text:span text:style-name="T32">Introducimos:</text:span></text:p>
      <text:p text:style-name="P6"><text:span text:style-name="T32"><text:tab/><text:tab/></text:span><text:span text:style-name="T16">blastp -db sequences.fasta -query consulta.fas -out salida_prot.blast</text:span></text:p>
      <text:p text:style-name="P5"><text:span text:style-name="T30"/></text:p>
      <text:p text:style-name="P5"><text:span text:style-name="T30">-----------------------------------------------------------------------------------</text:span><text:span text:style-name="T35">desde aquí si es evaluable:</text:span></text:p>
      <text:p text:style-name="P5"><text:span text:style-name="T35"/></text:p>
      <text:p text:style-name="P5"><text:span text:style-name="T30"><text:tab/></text:span><text:span text:style-name="T33">Vemos con </text:span><text:span text:style-name="T17">more salida_prot.blast</text:span><text:span text:style-name="T33"> que hay 8 secuencias con homología.</text:span></text:p>
      <text:p text:style-name="P5"><text:span text:style-name="T33"/></text:p>
      <text:p text:style-name="P4"><text:span text:style-name="T28"><text:tab/></text:span><text:span text:style-name="T33">Localizamos las 8 secuencias con:</text:span></text:p>
      <text:p text:style-name="P4"><text:span text:style-name="T33"/></text:p>
      <text:p text:style-name="P7"><text:span text:style-name="T28"><text:tab/></text:span><text:span text:style-name="T17">egrep "^[[:space:]]+gb[|]X</text:span><text:span text:style-name="T18">P</text:span><text:span text:style-name="T17">_" salida_prot.blast</text:span></text:p>
      <text:p text:style-name="P18"><text:soft-page-break/><text:span text:style-name="T5"/></text:p>
      <text:p text:style-name="P18"><text:span text:style-name="T5">y </text:span><text:span text:style-name="T2">guardamos los resultados en un archivo nuevo: </text:span></text:p>
      <text:p text:style-name="P18"><text:span text:style-name="T2"/></text:p>
      <text:p text:style-name="P8"><text:span text:style-name="T6"><text:tab/></text:span><text:span text:style-name="T19">egrep "^[[:space:]]+gb[|]X</text:span><text:span text:style-name="T18">P</text:span><text:span text:style-name="T19">_" salida_prot.blast </text:span><text:span text:style-name="T20">&gt; relevant_blast.txt</text:span></text:p>
      <text:p text:style-name="P13"/>
      <text:p text:style-name="P14"><text:tab/><text:span text:style-name="T21">cut -d "|" <text:s/>-f 2 relevant_blast.txt</text:span><text:span text:style-name="T7"> </text:span></text:p>
      <text:p text:style-name="P14"><text:span text:style-name="T7"/></text:p>
      <text:p text:style-name="P19"><text:span text:style-name="T36">A </text:span>partir de aquí ya tendría que ir a mano (una a una) para buscar la información en el fichero tabular (tabular_data.txt). No se si se podrá hacer algún bucle o algún script en shell.</text:p>
      <text:p text:style-name="P17"/>
      <text:p text:style-name="P17">Para buscar en tabular_data.txt (ejemplo con la primera):</text:p>
      <text:p text:style-name="P17"/>
      <text:p text:style-name="P17"><text:tab/><text:span text:style-name="T2">grep “XP_001030682.2” tabular_data.txt</text:span></text:p>
      <text:p text:style-name="P14"><text:span text:style-name="T25"/></text:p>
      <text:p text:style-name="P20">Para obtener, por ejemplo, el taxon (3<text:span text:style-name="T38">er</text:span> campo) utilizo un archivo creado <text:span text:style-name="T2">ex profeso</text:span>:</text:p>
      <text:p text:style-name="P20"/>
      <text:p text:style-name="P20"><text:tab/><text:span text:style-name="T22">grep “XP_001030682.2” tabular_data.txt </text:span><text:span text:style-name="T9">&gt; temporal; cut -f 3 temporal</text:span></text:p>
      <text:p text:style-name="P20"><text:span text:style-name="T9"/></text:p>
      <text:p text:style-name="P20"><text:span text:style-name="T9"/></text:p>
      <text:p text:style-name="P20"><text:span text:style-name="T9">…..¡Y eso es todo amigos….! </text:span></text:p>
      <text:p text:style-name="P20"><text:span text:style-name="T9"><text:tab/><text:tab/><text:tab/><text:tab/><text:tab/>No doy para má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rsid="001ee8b8" officeooo:paragraph-rsid="001ee8b8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ablo Paso, Francisco Marín<text:tab/><text:tab/>TRABAJO BIG DATA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1:31:36.476627636</meta:creation-date>
    <dc:date>2017-02-24T11:51:24.095717365</dc:date>
    <meta:editing-duration>PT19H38M19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2" meta:paragraph-count="42" meta:word-count="343" meta:character-count="2740" meta:non-whitespace-character-count="2392"/>
  </office:meta>
</office:document-meta>
</file>